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[$Sheet1.$F$3]=0" style:apply-style-name="Not_5f_supported" style:base-cell-address="Sheet1.E7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2"/>
        <table:table-column table:style-name="co7" table:default-cell-style-name="ce12"/>
        <table:table-column table:style-name="co3" table:default-cell-style-name="Default"/>
        <table:table-column table:style-name="co8" table:default-cell-style-name="ce4"/>
        <table:table-column table:style-name="co9" table:default-cell-style-name="ce4"/>
        <table:table-column table:style-name="co7" table:number-columns-repeated="246" table:default-cell-style-name="ce4"/>
        <table:table-row table:style-name="ro1">
          <table:table-cell table:style-name="ce1" office:value-type="string">
            <text:p>Common Name</text:p>
          </table:table-cell>
          <table:table-cell table:style-name="ce1" office:value-type="string">
            <text:p>Path</text:p>
          </table:table-cell>
          <table:table-cell table:style-name="ce6" office:value-type="string">
            <text:p>URI</text:p>
          </table:table-cell>
          <table:table-cell table:style-name="ce1" office:value-type="string">
            <text:p>API Key</text:p>
          </table:table-cell>
          <table:table-cell table:style-name="ce1" office:value-type="string">
            <text:p>Cache</text:p>
          </table:table-cell>
          <table:table-cell table:style-name="ce6" office:value-type="string">
            <text:p>EveApi supported</text:p>
          </table:table-cell>
          <table:table-cell table:style-name="ce6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2" office:value-type="string">
            <text:p>Account Balances </text:p>
          </table:table-cell>
          <table:table-cell table:style-name="ce5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5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Alliance List </text:p>
          </table:table-cell>
          <table:table-cell table:style-name="ce5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Asset List </text:p>
          </table:table-cell>
          <table:table-cell table:style-name="ce5" office:value-type="string">
            <text:p>/corp</text:p>
          </table:table-cell>
          <table:table-cell office:value-type="string">
            <text:p>/Asset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Asset List </text:p>
          </table:table-cell>
          <table:table-cell table:style-name="ce5" office:value-type="string">
            <text:p>/char</text:p>
          </table:table-cell>
          <table:table-cell office:value-type="string">
            <text:p>/AssetList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Certificate Tree </text:p>
          </table:table-cell>
          <table:table-cell table:style-name="ce5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Name to ID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0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ID to Name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1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Character List (on account) </text:p>
          </table:table-cell>
          <table:table-cell table:style-name="ce5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Character Sheet </text:p>
          </table:table-cell>
          <table:table-cell table:style-name="ce5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Conquerable Station/Outpost List </text:p>
          </table:table-cell>
          <table:table-cell table:style-name="ce5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Container Log </text:p>
          </table:table-cell>
          <table:table-cell table:style-name="ce5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Corporation Sheet </text:p>
          </table:table-cell>
          <table:table-cell table:style-name="ce5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5" office:value-type="string">
            <text:p>None / 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Error List </text:p>
          </table:table-cell>
          <table:table-cell table:style-name="ce5" office:value-type="string">
            <text:p>/eve</text:p>
          </table:table-cell>
          <table:table-cell office:value-type="string">
            <text:p>/Error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5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5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5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Occupancy Map </text:p>
          </table:table-cell>
          <table:table-cell table:style-name="ce5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Top 100 Stats </text:p>
          </table:table-cell>
          <table:table-cell table:style-name="ce5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Industry Jobs </text:p>
          </table:table-cell>
          <table:table-cell table:style-name="ce5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5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Jumps </text:p>
          </table:table-cell>
          <table:table-cell table:style-name="ce5" office:value-type="string">
            <text:p>/map</text:p>
          </table:table-cell>
          <table:table-cell office:value-type="string">
            <text:p>/Jump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Kill Mails (Kill Logs) </text:p>
          </table:table-cell>
          <table:table-cell table:style-name="ce5" office:value-type="string">
            <text:p>/corp</text:p>
          </table:table-cell>
          <table:table-cell office:value-type="string">
            <text:p>/Kill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5" office:value-type="string">
            <text:p>/char</text:p>
          </table:table-cell>
          <table:table-cell office:value-type="string">
            <text:p>/Killlog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Kills </text:p>
          </table:table-cell>
          <table:table-cell table:style-name="ce5" office:value-type="string">
            <text:p>/map</text:p>
          </table:table-cell>
          <table:table-cell office:value-type="string">
            <text:p>/Kill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Mailing Lists </text:p>
          </table:table-cell>
          <table:table-cell table:style-name="ce5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Mail Messages </text:p>
          </table:table-cell>
          <table:table-cell table:style-name="ce5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5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Market Orders </text:p>
          </table:table-cell>
          <table:table-cell table:style-name="ce5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dals </text:p>
          </table:table-cell>
          <table:table-cell table:style-name="ce5" office:value-type="string">
            <text:p>/corp</text:p>
          </table:table-cell>
          <table:table-cell office:value-type="string">
            <text:p>/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5" office:value-type="string">
            <text:p>/char</text:p>
          </table:table-cell>
          <table:table-cell office:value-type="string">
            <text:p>/Medal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Member Medals </text:p>
          </table:table-cell>
          <table:table-cell table:style-name="ce5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mber Security </text:p>
          </table:table-cell>
          <table:table-cell table:style-name="ce5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mber Security Log </text:p>
          </table:table-cell>
          <table:table-cell table:style-name="ce5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mber Tracking </text:p>
          </table:table-cell>
          <table:table-cell table:style-name="ce5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Notifications </text:p>
          </table:table-cell>
          <table:table-cell table:style-name="ce5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RefTypes List </text:p>
          </table:table-cell>
          <table:table-cell table:style-name="ce5" office:value-type="string">
            <text:p>/eve</text:p>
          </table:table-cell>
          <table:table-cell office:value-type="string">
            <text:p>/RefType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Research </text:p>
          </table:table-cell>
          <table:table-cell table:style-name="ce5" office:value-type="string">
            <text:p>/char</text:p>
          </table:table-cell>
          <table:table-cell office:value-type="string">
            <text:p>/Research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Server Status </text:p>
          </table:table-cell>
          <table:table-cell table:style-name="ce5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hareholder </text:p>
          </table:table-cell>
          <table:table-cell table:style-name="ce5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Skill in Training </text:p>
          </table:table-cell>
          <table:table-cell table:style-name="ce5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Skill Queue </text:p>
          </table:table-cell>
          <table:table-cell table:style-name="ce5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Skill Tree </text:p>
          </table:table-cell>
          <table:table-cell table:style-name="ce5" office:value-type="string">
            <text:p>/eve</text:p>
          </table:table-cell>
          <table:table-cell office:value-type="string">
            <text:p>/Skill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overeignty </text:p>
          </table:table-cell>
          <table:table-cell table:style-name="ce5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overeignty Status (API disabled) </text:p>
          </table:table-cell>
          <table:table-cell table:style-name="ce5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tandings </text:p>
          </table:table-cell>
          <table:table-cell table:style-name="ce5" office:value-type="string">
            <text:p>/corp</text:p>
          </table:table-cell>
          <table:table-cell office:value-type="string">
            <text:p>/Standing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5" office:value-type="string">
            <text:p>/char</text:p>
          </table:table-cell>
          <table:table-cell office:value-type="string">
            <text:p>/Standing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POS Details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POS List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Titles </text:p>
          </table:table-cell>
          <table:table-cell table:style-name="ce5" office:value-type="string">
            <text:p>/corp</text:p>
          </table:table-cell>
          <table:table-cell office:value-type="string">
            <text:p>/Title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5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Wallet Journal </text:p>
          </table:table-cell>
          <table:table-cell table:style-name="ce5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5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Wallet Transactions </text:p>
          </table:table-cell>
          <table:table-cell table:style-name="ce5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54">
          <table:table-cell/>
          <table:table-cell table:style-name="Default" table:number-columns-repeated="2"/>
          <table:table-cell table:number-columns-repeated="253"/>
        </table:table-row>
        <table:table-row table:style-name="ro2" table:number-rows-repeated="654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11" table:default-cell-style-name="Default"/>
        <table:table-column table:style-name="co7" table:number-columns-repeated="246" table:default-cell-style-name="Default"/>
        <table:table-row table:style-name="ro1">
          <table:table-cell table:style-name="ce2" office:value-type="string">
            <text:p>ID to Character Portrait </text:p>
          </table:table-cell>
          <table:table-cell table:style-name="ce4" office:value-type="string">
            <text:p><text:a xlink:href="http://wiki.eve-id.net/APIv2_Eve_CharacterPortrait_JPG">http://img.eve.is/serv.asp</text:a> </text:p>
          </table:table-cell>
          <table:table-cell table:style-name="ce5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12" office:value-type="string">
            <text:p>Misc</text:p>
          </table:table-cell>
          <table:table-cell/>
          <table:table-cell table:style-name="ce4" table:formula="oooc:=SEARCH(&quot;/&quot;;[.I1];2)-1" office:value-type="float" office:value="0">
            <text:p>#VALUE!</text:p>
          </table:table-cell>
          <table:table-cell table:style-name="ce2"/>
          <table:table-cell table:style-name="ce4" table:number-columns-repeated="246"/>
        </table:table-row>
        <table:table-row table:style-name="ro2" table:number-rows-repeated="10">
          <table:table-cell table:number-columns-repeated="255"/>
        </table:table-row>
        <table:table-row table:style-name="ro2">
          <table:table-cell table:number-columns-repeated="2"/>
          <table:table-cell table:formula="oooc:=LEFT([.K12];[.J12])">
            <text:p/>
          </table:table-cell>
          <table:table-cell table:formula="oooc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3];[.J13])">
            <text:p/>
          </table:table-cell>
          <table:table-cell table:formula="oooc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4];[.J14])">
            <text:p/>
          </table:table-cell>
          <table:table-cell table:formula="oooc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5];[.J15])">
            <text:p/>
          </table:table-cell>
          <table:table-cell table:formula="oooc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6];[.J16])">
            <text:p/>
          </table:table-cell>
          <table:table-cell table:formula="oooc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7];[.J17])">
            <text:p/>
          </table:table-cell>
          <table:table-cell table:formula="oooc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8];[.J18])">
            <text:p/>
          </table:table-cell>
          <table:table-cell table:formula="oooc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9];[.J19])">
            <text:p/>
          </table:table-cell>
          <table:table-cell table:formula="oooc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0];[.J20])">
            <text:p/>
          </table:table-cell>
          <table:table-cell table:formula="oooc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1];[.J21])">
            <text:p/>
          </table:table-cell>
          <table:table-cell table:formula="oooc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2];[.J22])">
            <text:p/>
          </table:table-cell>
          <table:table-cell table:formula="oooc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3];[.J23])">
            <text:p/>
          </table:table-cell>
          <table:table-cell table:formula="oooc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4];[.J24])">
            <text:p/>
          </table:table-cell>
          <table:table-cell table:formula="oooc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5];[.J25])">
            <text:p/>
          </table:table-cell>
          <table:table-cell table:formula="oooc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6];[.J26])">
            <text:p/>
          </table:table-cell>
          <table:table-cell table:formula="oooc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7];[.J27])">
            <text:p/>
          </table:table-cell>
          <table:table-cell table:formula="oooc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8];[.J28])">
            <text:p/>
          </table:table-cell>
          <table:table-cell table:formula="oooc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9];[.J29])">
            <text:p/>
          </table:table-cell>
          <table:table-cell table:formula="oooc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0];[.J30])">
            <text:p/>
          </table:table-cell>
          <table:table-cell table:formula="oooc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1];[.J31])">
            <text:p/>
          </table:table-cell>
          <table:table-cell table:formula="oooc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2];[.J32])">
            <text:p/>
          </table:table-cell>
          <table:table-cell table:formula="oooc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3];[.J33])">
            <text:p/>
          </table:table-cell>
          <table:table-cell table:formula="oooc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4];[.J34])">
            <text:p/>
          </table:table-cell>
          <table:table-cell table:formula="oooc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5];[.J35])">
            <text:p/>
          </table:table-cell>
          <table:table-cell table:formula="oooc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6];[.J36])">
            <text:p/>
          </table:table-cell>
          <table:table-cell table:formula="oooc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7];[.J37])">
            <text:p/>
          </table:table-cell>
          <table:table-cell table:formula="oooc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8];[.J38])">
            <text:p/>
          </table:table-cell>
          <table:table-cell table:formula="oooc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9];[.J39])">
            <text:p/>
          </table:table-cell>
          <table:table-cell table:formula="oooc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0];[.J40])">
            <text:p/>
          </table:table-cell>
          <table:table-cell table:formula="oooc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1];[.J41])">
            <text:p/>
          </table:table-cell>
          <table:table-cell table:formula="oooc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2];[.J42])">
            <text:p/>
          </table:table-cell>
          <table:table-cell table:formula="oooc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3];[.J43])">
            <text:p/>
          </table:table-cell>
          <table:table-cell table:formula="oooc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4];[.J44])">
            <text:p/>
          </table:table-cell>
          <table:table-cell table:formula="oooc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5];[.J45])">
            <text:p/>
          </table:table-cell>
          <table:table-cell table:formula="oooc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6];[.J46])">
            <text:p/>
          </table:table-cell>
          <table:table-cell table:formula="oooc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7];[.J47])">
            <text:p/>
          </table:table-cell>
          <table:table-cell table:formula="oooc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8];[.J48])">
            <text:p/>
          </table:table-cell>
          <table:table-cell table:formula="oooc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9];[.J49])">
            <text:p/>
          </table:table-cell>
          <table:table-cell table:formula="oooc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0];[.J50])">
            <text:p/>
          </table:table-cell>
          <table:table-cell table:formula="oooc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1];[.J51])">
            <text:p/>
          </table:table-cell>
          <table:table-cell table:formula="oooc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2];[.J52])">
            <text:p/>
          </table:table-cell>
          <table:table-cell table:formula="oooc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3];[.J53])">
            <text:p/>
          </table:table-cell>
          <table:table-cell table:formula="oooc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4];[.J54])">
            <text:p/>
          </table:table-cell>
          <table:table-cell table:formula="oooc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5];[.J55])">
            <text:p/>
          </table:table-cell>
          <table:table-cell table:formula="oooc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6];[.J56])">
            <text:p/>
          </table:table-cell>
          <table:table-cell table:formula="oooc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7];[.J57])">
            <text:p/>
          </table:table-cell>
          <table:table-cell table:formula="oooc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8];[.J58])">
            <text:p/>
          </table:table-cell>
          <table:table-cell table:formula="oooc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9];[.J59])">
            <text:p/>
          </table:table-cell>
          <table:table-cell table:formula="oooc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0];[.J60])">
            <text:p/>
          </table:table-cell>
          <table:table-cell table:formula="oooc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1];[.J61])">
            <text:p/>
          </table:table-cell>
          <table:table-cell table:formula="oooc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2];[.J62])">
            <text:p/>
          </table:table-cell>
          <table:table-cell table:formula="oooc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3];[.J63])">
            <text:p/>
          </table:table-cell>
          <table:table-cell table:formula="oooc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4];[.J64])">
            <text:p/>
          </table:table-cell>
          <table:table-cell table:formula="oooc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5];[.J65])">
            <text:p/>
          </table:table-cell>
          <table:table-cell table:formula="oooc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range table:name="Character" table:base-cell-address="$Sheet1.$A$4" table:cell-range-address="$Sheet1.$A$#REF!"/>
        <table:named-range table:name="Corporation" table:base-cell-address="$Sheet1.$A$23" table:cell-range-address="$Sheet1.$A$#REF!"/>
        <table:named-range table:name="Eve" table:base-cell-address="$Sheet1.$A$45" table:cell-range-address="$Sheet1.$A$#REF!"/>
        <table:named-range table:name="Map" table:base-cell-address="$Sheet1.$A$57" table:cell-range-address="$Sheet1.$A$#REF!"/>
        <table:named-range table:name="Misc" table:base-cell-address="$Sheet1.$A$64" table:cell-range-address="$Sheet1.$A$#REF!"/>
        <table:named-range table:name="Server" table:base-cell-address="$Sheet1.$A$67" table:cell-range-address="$Sheet1.$A$#REF!"/>
      </table:named-expressions>
      <table:database-ranges>
        <table:database-range table:target-range-address="Sheet1.A1:Sheet1.G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P0" style:volatile="true">
      <number:text>T</number:text>
      <number:year number:style="long"/>
      <number:text>U</number:text>
      <number:year/>
    </number:date-style>
    <number:date-style style:name="N107">
      <style:text-properties fo:color="#ff0000"/>
      <number:text>FAL</number:text>
      <number:seconds/>
      <number:year/>
      <style:map style:condition="value()&gt;=0" style:apply-style-name="N107P0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4/03/2010</text:date>, <text:time>13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10-04-03T10:38:15</meta:creation-date>
    <dc:date>2010-04-03T13:31:50</dc:date>
    <dc:language>en-US</dc:language>
    <meta:editing-cycles>44</meta:editing-cycles>
    <meta:editing-duration>PT2H51M53S</meta:editing-duration>
    <meta:user-defined meta:name="Info 1"/>
    <meta:user-defined meta:name="Info 2"/>
    <meta:user-defined meta:name="Info 3"/>
    <meta:user-defined meta:name="Info 4"/>
    <meta:document-statistic meta:table-count="2" meta:cell-count="608"/>
  </office:meta>
</office:document-meta>
</file>